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1.65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0.635cm" svg:x="2.54cm" svg:y="1.651cm">
          <text:p text:style-name="P3"><text:span text:style-name="T1">FCNV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635cm" svg:x="0.254cm" svg:y="1.651cm">
          <text:p text:style-name="P1"><text:span text:style-name="T2">FCNVDS (n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32cm" svg:height="0.635cm" svg:x="2.54cm" svg:y="1.016cm">
          <text:p text:style-name="P1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0.635cm" svg:x="4.572cm" svg:y="1.016cm">
          <text:p text:style-name="P1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0.635cm" svg:x="6.604cm" svg:y="1.016cm">
          <text:p text:style-name="P1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32cm" svg:height="0.635cm" svg:x="8.636cm" svg:y="1.016cm">
          <text:p text:style-name="P1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10.668cm" svg:y="1.016cm">
          <text:p text:style-name="P1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032cm" svg:height="0.635cm" svg:x="12.7cm" svg:y="1.016cm">
          <text:p text:style-name="P1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256cm" svg:height="0.635cm" svg:x="2.54cm" svg:y="0.38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032cm" svg:height="0.635cm" svg:x="14.732cm" svg:y="1.016cm">
          <text:p text:style-name="P1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032cm" svg:height="0.635cm" svg:x="16.764cm" svg:y="1.016cm">
          <text:p text:style-name="P1"><text:span text:style-name="T2">sNaN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8.288cm" svg:height="0.683cm" svg:x="0.508cm" svg:y="2.413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14" draw:text-style-name="P4" draw:layer="layout" svg:width="2.032cm" svg:height="0.635cm" svg:x="16.764cm" svg:y="1.65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54cm" svg:y1="1.651cm" svg:x2="2.54cm" svg:y2="2.286cm">
          <text:p/>
        </draw:line>
        <draw:line draw:style-name="gr15" draw:text-style-name="P1" draw:layer="layout" svg:x1="2.54cm" svg:y1="1.651cm" svg:x2="18.796cm" svg:y2="1.651cm">
          <text:p/>
        </draw:line>
        <draw:custom-shape draw:style-name="gr16" draw:text-style-name="P4" draw:layer="layout" svg:width="2.032cm" svg:height="0.635cm" svg:x="12.7cm" svg:y="1.651cm">
          <text:p text:style-name="P1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10.668cm" svg:y="1.651cm">
          <text:p text:style-name="P1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032cm" svg:height="0.635cm" svg:x="8.636cm" svg:y="1.651cm">
          <text:p text:style-name="P1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032cm" svg:height="0.635cm" svg:x="6.604cm" svg:y="1.651cm">
          <text:p text:style-name="P1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032cm" svg:height="0.635cm" svg:x="4.572cm" svg:y="1.651cm">
          <text:p text:style-name="P3"><text:span text:style-name="T1">FCNVD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8:23:57</dc:date>
    <dc:creator>Yam </dc:creator>
    <meta:editing-duration>PT55M10S</meta:editing-duration>
    <meta:editing-cycles>35</meta:editing-cycles>
    <meta:generator>LibreOffice/3.5$Linux_x86 LibreOffice_project/350m1$Build-2</meta:generator>
    <meta:document-statistic meta:object-count="21"/>
  </office:meta>
</office:document-meta>
</file>